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1E0302B13125A18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2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b60c7" officeooo:paragraph-rsid="000b60c7"/>
    </style:style>
    <style:style style:name="P24" style:family="paragraph" style:parent-style-name="Text_20_body" style:list-style-name="L3">
      <style:text-properties officeooo:rsid="000db93a" officeooo:paragraph-rsid="000db93a"/>
    </style:style>
    <style:style style:name="P25" style:family="paragraph" style:parent-style-name="Heading_20_1">
      <style:text-properties officeooo:rsid="0000a630" officeooo:paragraph-rsid="0000a63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d0e24"/>
    </style:style>
    <style:style style:name="T14" style:family="text">
      <style:text-properties officeooo:rsid="000db93a"/>
    </style:style>
    <style:style style:name="T15" style:family="text">
      <style:text-properties officeooo:rsid="000dc15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5" text:name="NumeroTema"/>
        <text:user-field-decl office:value-type="string" office:string-value="Evento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1E0302B13125A18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4</text:span>.</text:p>
      <text:p text:style-name="P5"><text:user-field-get text:name="Tema">Eventos</text:user-field-get></text:p>
      <text:p text:style-name="P6"><text:span text:style-name="T15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5">8</text:span>/201<text:span text:style-name="T15">9</text:span></text:p>
      <text:p text:style-name="P14"><text:tab/><text:tab/><text:tab/><text:tab/><text:tab/><text:tab/><text:tab/><text:tab/><text:tab/><text:tab/>Versión:<text:date style:data-style-name="N104" text:date-value="2018-10-03T13:04:34.184192670">181003</text:date>.<text:time style:data-style-name="N105" text:time-value="2018-10-03T13:04:34.184445384">1301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3</text:p>
          <text:p text:style-name="P16">6.Recomendaciones<text:tab/>3</text:p>
        </text:index-body>
      </text:table-of-content>
      <text:p text:style-name="Standard"/>
      <text:p text:style-name="P19"/>
      <text:p text:style-name="Standard"/>
      <text:p text:style-name="Standard"/>
      <text:p text:style-name="Standard"/>
      <text:p text:style-name="Titulo">UD0<text:user-field-get text:name="NumeroTema">5</text:user-field-get>. <text:user-field-get text:name="Tema">Eventos</text:user-field-get></text:p>
      <text:h text:style-name="P25" text:outline-level="1">Fecha<text:span text:style-name="T10">s</text:span></text:h>
      <text:p text:style-name="Text_20_body"><text:span text:style-name="T9">Desde</text:span> <text:span text:style-name="T15">08</text:span>/<text:span text:style-name="T12">10</text:span>/201<text:span text:style-name="T15">8</text:span> to <text:span text:style-name="T15">14</text:span>/<text:span text:style-name="T11">10</text:span>/201<text:span text:style-name="T15">8</text:span>. <text:span text:style-name="T9">La duración de la unidad es de 1 semana (7 horas)</text:span>.</text:p>
      <text:h text:style-name="P25" text:outline-level="1">Conocimientos previos</text:h>
      <text:list xml:id="list2213331878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</text:list>
      <text:h text:style-name="P25" text:outline-level="1">Objetivos</text:h>
      <text:list xml:id="list1726624312" text:style-name="L2">
        <text:list-item>
          <text:p text:style-name="P22">Conocer el funcionamiento bási<text:span text:style-name="T12">co de Javascript</text:span>.</text:p>
        </text:list-item>
        <text:list-item>
          <text:p text:style-name="P23">Ser capaz de ampliar el conjunto de instrucciones usadas mediante la visualización de ejemplos de código.</text:p>
        </text:list-item>
        <text:list-item>
          <text:p text:style-name="P23">Ser capaz de investigar en manuales o Internet para ampliar la base de instrucciones dada en el tema.<text:span text:style-name="T11"> </text:span></text:p>
        </text:list-item>
      </text:list>
      <text:h text:style-name="P25" text:outline-level="1">Contenidos</text:h>
      <text:list xml:id="list3522829339" text:style-name="L3">
        <text:list-item>
          <text:p text:style-name="P24">Tipos de eventos</text:p>
        </text:list-item>
        <text:list-item>
          <text:p text:style-name="P24">Manejo de eventos</text:p>
        </text:list-item>
      </text:list>
      <text:h text:style-name="P25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5" text:outline-level="1">Recomendaciones</text:h>
      <text:p text:style-name="P9">Es recomendable tener a mano la <text:span text:style-name="T15">guiá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5" text:name="NumeroTema"/>
          <text:user-field-decl office:value-type="string" office:string-value="Eventos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Evento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43M10S</meta:editing-duration>
    <meta:editing-cycles>23</meta:editing-cycles>
    <meta:generator>LibreOffice/6.0.6.2$Linux_X86_64 LibreOffice_project/00m0$Build-2</meta:generator>
    <dc:title>Plantilla CEED</dc:title>
    <dc:date>2018-10-03T13:04:33.574729924</dc:date>
    <meta:print-date>2016-09-19T01:24:23.102000000</meta:print-date>
    <meta:document-statistic meta:table-count="0" meta:image-count="1" meta:object-count="0" meta:page-count="3" meta:paragraph-count="47" meta:word-count="292" meta:character-count="1885" meta:non-whitespace-character-count="1633"/>
    <meta:template xlink:type="simple" xlink:actuate="onRequest" xlink:title="Plantilla CEED" xlink:href="../../.config/libreoffice/4/user/template/Plantilla%20CEED.ott" meta:date="2016-09-15T13:17:11.020000000"/>
  </office:meta>
</office:document-meta>
</file>